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387d"/>
    </style:style>
    <style:style style:name="P2" style:family="paragraph" style:parent-style-name="Standard">
      <style:text-properties officeooo:rsid="0002387d" officeooo:paragraph-rsid="0002387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2387d" style:font-weight-asian="normal" style:font-weight-complex="normal"/>
    </style:style>
    <style:style style:name="T5" style:family="text">
      <style:text-properties officeooo:rsid="000238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e (</text:p>
      <text:p text:style-name="P1"><text:span text:style-name="T2"><text:tab/></text:span><text:span text:style-name="T1">COD_cliente</text:span><text:span text:style-name="T3"> </text:span><text:span text:style-name="T4">INTEGRER</text:span><text:span text:style-name="T3">,</text:span> </text:p>
      <text:p text:style-name="P1"><text:tab/>Nombre <text:span text:style-name="T5">String(50)</text:span>, </text:p>
      <text:p text:style-name="P1"><text:tab/>Telefono <text:span text:style-name="T5">STRING(20)</text:span>, </text:p>
      <text:p text:style-name="P1"><text:tab/>Direccion <text:span text:style-name="T5">STRING(60)</text:span></text:p>
      <text:p text:style-name="P1">)</text:p>
      <text:p text:style-name="P1">Artículo (</text:p>
      <text:p text:style-name="P1"><text:span text:style-name="T2"><text:tab/></text:span><text:span text:style-name="T1">COD_articulo</text:span><text:span text:style-name="T3"> </text:span><text:span text:style-name="T4">INTEGRER</text:span><text:span text:style-name="T3">, </text:span></text:p>
      <text:p text:style-name="P1"><text:tab/>Precio <text:span text:style-name="T5">DOUBLE</text:span>, </text:p>
      <text:p text:style-name="P1"><text:tab/>Descripcion <text:span text:style-name="T5">STRING(50)</text:span>, </text:p>
      <text:p text:style-name="P1"><text:tab/>Stock <text:span text:style-name="T5">INTEGRER</text:span></text:p>
      <text:p text:style-name="P1">)</text:p>
      <text:p text:style-name="P1">Compra (</text:p>
      <text:p text:style-name="P1"><text:tab/><text:span text:style-name="T1">COD_cliente (FK)</text:span> <text:span text:style-name="T5">INTEGRER</text:span>, </text:p>
      <text:p text:style-name="P1"><text:tab/><text:span text:style-name="T1">COD_articulo (FK)</text:span> <text:span text:style-name="T5">INTEGRER</text:span>, </text:p>
      <text:p text:style-name="P1"><text:tab/>fecha_ventas <text:span text:style-name="T5">DATE</text:span>, </text:p>
      <text:p text:style-name="P1"><text:tab/>Unidades <text:span text:style-name="T5">INTEGRER</text:span></text:p>
      <text:p text:style-name="P1">)</text:p>
      <text:p text:style-name="P1">----------------------------------------------------------------------</text:p>
      <text:p text:style-name="P2">Codigo SQL:</text:p>
      <text:p text:style-name="P2"/>
      <text:p text:style-name="P2">CREATE DATABASE XXXXXXXX;</text:p>
      <text:p text:style-name="P2"/>
      <text:p text:style-name="P2">CREATE TABLE IF NOT EXISTS CLIENTE (</text:p>
      <text:p text:style-name="P1"><text:span text:style-name="T2"><text:tab/></text:span><text:span text:style-name="T1">COD_cliente</text:span><text:span text:style-name="T3"> <text:tab/></text:span><text:span text:style-name="T4">INT NOT NULL AUTO_INCREMENT PRIMARY KEY</text:span><text:span text:style-name="T3">,</text:span> </text:p>
      <text:p text:style-name="P1"><text:tab/>Nombre <text:span text:style-name="T5">VARCHAR(50) NOT NULL</text:span>, </text:p>
      <text:p text:style-name="P1"><text:tab/>Telefono <text:span text:style-name="T5">VARCHAR(20)</text:span>, </text:p>
      <text:p text:style-name="P1"><text:tab/>Direccion <text:span text:style-name="T5">VARCHAR(60)</text:span></text:p>
      <text:p text:style-name="P2">) ENGINE=InnoDB CHARSET=utf8mb4</text:p>
      <text:p text:style-name="P2"/>
      <text:p text:style-name="P1"><text:span text:style-name="T5">CREATE TABLE IF NOT EXISTS ARTICULOS (</text:span></text:p>
      <text:p text:style-name="P1"><text:span text:style-name="T2"><text:tab/></text:span><text:span text:style-name="T1">COD_articulo</text:span><text:span text:style-name="T3"> </text:span><text:span text:style-name="T4">INT NOT NULL AUTO_INCREMENT PRIMARY KEY</text:span><text:span text:style-name="T3">, </text:span></text:p>
      <text:p text:style-name="P1"><text:tab/>Descripcion <text:tab/><text:tab/><text:span text:style-name="T5">VARCHAR(50)</text:span>, </text:p>
      <text:p text:style-name="P1"><text:tab/>Precio <text:tab/><text:tab/><text:tab/><text:span text:style-name="T5">DOUBLE UNSIGNED</text:span>, </text:p>
      <text:p text:style-name="P1"><text:tab/>Stock <text:tab/><text:tab/><text:tab/><text:span text:style-name="T5">INT</text:span></text:p>
      <text:p text:style-name="P2">) ENGINE=InnoDB CHARSET=utf8mb4</text:p>
      <text:p text:style-name="P2"/>
      <text:p text:style-name="P1">CREATE TABLE IF NOT EXISTS <text:span text:style-name="T5">COMPRAS (</text:span></text:p>
      <text:p text:style-name="P1"><text:tab/><text:span text:style-name="T1">COD_cliente</text:span> <text:tab/><text:tab/><text:span text:style-name="T5">INT NOT NULL</text:span>, </text:p>
      <text:p text:style-name="P1"><text:tab/><text:span text:style-name="T1">COD_articulo</text:span> <text:tab/><text:span text:style-name="T5">INT NOT NULL</text:span>,</text:p>
      <text:p text:style-name="P1"><text:tab/>Unidades <text:tab/><text:tab/><text:span text:style-name="T5">INT</text:span> <text:span text:style-name="T5">NOT NULL</text:span>,</text:p>
      <text:p text:style-name="P1"><text:tab/>fecha_ventas <text:tab/><text:tab/><text:span text:style-name="T5">DATE NOT NULL,</text:span></text:p>
      <text:p text:style-name="P1"><text:tab/><text:span text:style-name="T5">PRIMARY KEY(COD_cliente, COD_articulo),</text:span></text:p>
      <text:p text:style-name="P1"><text:tab/><text:span text:style-name="T5">INDEX(COD_cliente), </text:span></text:p>
      <text:p text:style-name="P1"><text:span text:style-name="T5"><text:tab/>INDEX(COD_articulo),</text:span></text:p>
      <text:p text:style-name="P1"><text:tab/><text:span text:style-name="T5">FOREIGN KEY(COD_cliente)</text:span></text:p>
      <text:p text:style-name="P1"><text:tab/><text:tab/><text:span text:style-name="T5">REFERENCES CLIENTE(COD_cliente)</text:span></text:p>
      <text:p text:style-name="P1"><text:tab/><text:tab/><text:span text:style-name="T5">ON UPDATE CASCADE</text:span></text:p>
      <text:p text:style-name="P1"><text:tab/><text:tab/><text:span text:style-name="T5">ON DELETE RESTRICT,</text:span></text:p>
      <text:p text:style-name="P1"><text:tab/><text:span text:style-name="T5">FOREIGN KEY(COD_articulo)</text:span></text:p>
      <text:p text:style-name="P1"><text:tab/><text:tab/><text:span text:style-name="T5">REFERENCES ARTICULOS(COD_articulo)</text:span></text:p>
      <text:p text:style-name="P1"><text:tab/><text:tab/><text:span text:style-name="T5">ON UPDATE CASCADE</text:span></text:p>
      <text:p text:style-name="P1"><text:soft-page-break/><text:tab/><text:tab/><text:span text:style-name="T5">ON DELETE RESTRICT</text:span></text:p>
      <text:p text:style-name="P1"><text:span text:style-name="T5">) ENGINE=InnoDB CHARSET=utf8mb4</text:span></text:p>
      <text:p text:style-name="P1">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08:27:10.247000000</meta:creation-date>
    <dc:date>2023-12-01T09:47:55.728000000</dc:date>
    <meta:editing-duration>PT1H20M46S</meta:editing-duration>
    <meta:editing-cycles>1</meta:editing-cycles>
    <meta:document-statistic meta:table-count="0" meta:image-count="0" meta:object-count="0" meta:page-count="2" meta:paragraph-count="51" meta:word-count="142" meta:character-count="1248" meta:non-whitespace-character-count="1083"/>
    <meta:generator>LibreOffice/7.6.2.1$Windows_X86_64 LibreOffice_project/56f7684011345957bbf33a7ee678afaf4d2ba333</meta:generator>
  </office:meta>
</office:document-meta>
</file>